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標準" style:font-family-generic="swiss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ＭＳ ゴシック" svg:font-family="'ＭＳ ゴシック'" style:font-family-generic="modern" style:font-pitch="fixed"/>
  </office:font-face-decls>
  <office:automatic-styles>
    <style:style style:name="表1" style:family="table">
      <style:table-properties style:width="15.409cm" fo:margin-left="1.281cm" table:align="left"/>
    </style:style>
    <style:style style:name="表1.A" style:family="table-column">
      <style:table-column-properties style:column-width="3.81cm"/>
    </style:style>
    <style:style style:name="表1.B" style:family="table-column">
      <style:table-column-properties style:column-width="6.583cm"/>
    </style:style>
    <style:style style:name="表1.C" style:family="table-column">
      <style:table-column-properties style:column-width="5.017cm"/>
    </style:style>
    <style:style style:name="表1.A1" style:family="table-cell">
      <style:table-cell-properties style:vertical-align="middle" fo:padding="0.049cm" fo:border="0.05pt solid #000000"/>
    </style:style>
    <style:style style:name="表1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2" style:family="table">
      <style:table-properties style:width="15.39cm" fo:margin-left="0.988cm" table:align="left"/>
    </style:style>
    <style:style style:name="表2.A" style:family="table-column">
      <style:table-column-properties style:column-width="3.711cm"/>
    </style:style>
    <style:style style:name="表2.B" style:family="table-column">
      <style:table-column-properties style:column-width="11.679cm"/>
    </style:style>
    <style:style style:name="表2.A1" style:family="table-cell">
      <style:table-cell-properties fo:padding="0.049cm" fo:border-left="0.75pt solid #000000" fo:border-right="none" fo:border-top="0.75pt solid #000000" fo:border-bottom="0.75pt solid #000000" style:writing-mode="page"/>
    </style:style>
    <style:style style:name="表2.B1" style:family="table-cell">
      <style:table-cell-properties fo:padding="0.049cm" fo:border="0.75pt solid #000000" style:writing-mode="page"/>
    </style:style>
    <style:style style:name="表2.A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表2.B2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表3" style:family="table">
      <style:table-properties style:width="16.933cm" fo:margin-left="0.074cm" fo:break-before="auto" fo:break-after="auto" table:align="left" fo:keep-with-next="auto"/>
    </style:style>
    <style:style style:name="表3.A" style:family="table-column">
      <style:table-column-properties style:column-width="3.302cm"/>
    </style:style>
    <style:style style:name="表3.B" style:family="table-column">
      <style:table-column-properties style:column-width="4.149cm"/>
    </style:style>
    <style:style style:name="表3.C" style:family="table-column">
      <style:table-column-properties style:column-width="9.483cm"/>
    </style:style>
    <style:style style:name="表3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Standard">
      <style:paragraph-properties fo:text-align="start" style:justify-single-word="false" style:writing-mode="lr-tb"/>
      <style:text-properties style:font-name="Segoe UI" fo:font-size="21pt" fo:font-weight="bold" style:font-name-asian="メイリオ" style:font-size-asian="21pt" style:font-weight-asian="bold" style:font-size-complex="21pt" style:font-weight-complex="bold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8pt" fo:font-style="normal" fo:font-weight="bold" style:font-name-asian="メイリオ1" style:font-size-asian="18pt" style:font-style-asian="normal" style:font-weight-asian="bold" style:font-size-complex="18pt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5" style:family="paragraph" style:parent-style-name="Quotations">
      <style:paragraph-properties fo:margin-left="0cm" fo:margin-right="1cm" fo:margin-top="0cm" fo:margin-bottom="0cm" style:contextual-spacing="false" fo:line-height="114%" fo:text-indent="0cm" style:auto-text-indent="false"/>
      <style:text-properties style:font-name="Segoe UI1" fo:font-size="12pt" fo:font-style="normal" fo:font-weight="bold" style:font-name-asian="メイリオ1" style:font-size-asian="10.5pt" style:font-style-asian="normal" style:font-weight-asian="bold" style:font-weight-complex="bold"/>
    </style:style>
    <style:style style:name="P6" style:family="paragraph" style:parent-style-name="Quotations">
      <style:paragraph-properties fo:margin-left="1cm" fo:margin-right="1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officeooo:paragraph-rsid="0026b39e" style:font-name-asian="メイリオ1" style:font-size-asian="10.5pt" style:font-style-asian="normal" style:font-weight-asian="normal"/>
    </style:style>
    <style:style style:name="P7" style:family="paragraph" style:parent-style-name="Quotations">
      <style:paragraph-properties fo:margin-left="1cm" fo:margin-right="1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8" style:family="paragraph" style:parent-style-name="Heading_20_3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8pt" fo:font-style="normal" fo:font-weight="bold" officeooo:paragraph-rsid="003e85ef" style:font-name-asian="メイリオ1" style:font-size-asian="18pt" style:font-style-asian="normal" style:font-weight-asian="bold" style:font-size-complex="18pt" style:font-weight-complex="bold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bold" officeooo:paragraph-rsid="003e85ef" style:font-name-asian="メイリオ1" style:font-size-asian="10.5pt" style:font-style-asian="normal" style:font-weight-asian="bold" style:font-weight-complex="bold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3e85ef" style:font-name-asian="メイリオ1" style:font-size-asian="10.5pt" style:font-style-asian="normal" style:font-weight-asian="normal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bold" style:font-name-asian="メイリオ1" style:font-size-asian="10.5pt" style:font-style-asian="normal" style:font-weight-asian="bold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26b39e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officeooo:rsid="00275516" officeooo:paragraph-rsid="00275516" style:font-name-asian="メイリオ1" style:font-size-asian="10.5pt" style:font-style-asian="normal" style:font-weight-asian="normal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26b39e" style:font-name-asian="メイリオ1" style:font-size-asian="10.5pt" style:font-style-asian="normal" style:font-weight-asian="normal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Google Sans Text" officeooo:paragraph-rsid="0026b39e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26b39e" style:font-name-asian="メイリオ1" style:font-size-asian="10.5pt" style:font-style-asian="normal" style:font-weight-asian="normal"/>
    </style:style>
    <style:style style:name="P20" style:family="paragraph" style:parent-style-name="Heading_20_2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8pt" fo:font-style="normal" fo:font-weight="bold" officeooo:paragraph-rsid="0026b39e" style:font-name-asian="メイリオ1" style:font-size-asian="18pt" style:font-style-asian="normal" style:font-weight-asian="bold" style:font-size-complex="18pt" style:font-weight-complex="bold"/>
    </style:style>
    <style:style style:name="P21" style:family="paragraph" style:parent-style-name="Text_20_body" style:list-style-name="L3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bold" officeooo:paragraph-rsid="00450eb1" style:font-name-asian="メイリオ1" style:font-size-asian="10.5pt" style:font-style-asian="normal" style:font-weight-asian="bold" style:font-weight-complex="bold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officeooo:paragraph-rsid="00450eb1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 style:font-weight-complex="normal"/>
    </style:style>
    <style:style style:name="P24" style:family="paragraph" style:parent-style-name="Text_20_body" style:list-style-name="L3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bold" officeooo:paragraph-rsid="0027d8df" style:font-name-asian="メイリオ1" style:font-size-asian="10.5pt" style:font-style-asian="normal" style:font-weight-asian="bold" style:font-weight-complex="bold"/>
    </style:style>
    <style:style style:name="P25" style:family="paragraph" style:parent-style-name="Text_20_body" style:list-style-name="L3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27d8df" style:font-name-asian="メイリオ1" style:font-size-asian="10.5pt" style:font-style-asian="normal" style:font-weight-asian="normal" style:font-weight-complex="normal"/>
    </style:style>
    <style:style style:name="P26" style:family="paragraph" style:parent-style-name="Text_20_body" style:list-style-name="L4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310da5" style:font-name-asian="メイリオ1" style:font-size-asian="10.5pt" style:font-style-asian="normal" style:font-weight-asian="normal" style:font-weight-complex="normal"/>
    </style:style>
    <style:style style:name="P27" style:family="paragraph" style:parent-style-name="Text_20_body" style:list-style-name="L3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officeooo:paragraph-rsid="0027d8df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 style:font-weight-complex="normal"/>
    </style:style>
    <style:style style:name="P29" style:family="paragraph" style:parent-style-name="Heading_20_2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8pt" fo:font-style="normal" fo:font-weight="bold" style:font-name-asian="メイリオ1" style:font-size-asian="18pt" style:font-style-asian="normal" style:font-weight-asian="bold" style:font-size-complex="18pt" style:font-weight-complex="bold"/>
    </style:style>
    <style:style style:name="P30" style:family="paragraph" style:parent-style-name="Text_20_body" style:list-style-name="L5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31" style:family="paragraph" style:parent-style-name="Text_20_body" style:list-style-name="L5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27d8df" style:font-name-asian="メイリオ1" style:font-size-asian="10.5pt" style:font-style-asian="normal" style:font-weight-asian="normal"/>
    </style:style>
    <style:style style:name="P32" style:family="paragraph" style:parent-style-name="Text_20_body" style:list-style-name="L5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 style:font-weight-complex="normal"/>
    </style:style>
    <style:style style:name="P33" style:family="paragraph" style:parent-style-name="Text_20_body" style:list-style-name="L5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officeooo:paragraph-rsid="0027d8df"/>
    </style:style>
    <style:style style:name="P34" style:family="paragraph" style:parent-style-name="Heading_20_2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8pt" fo:font-style="normal" fo:font-weight="bold" officeooo:paragraph-rsid="00450eb1" style:font-name-asian="メイリオ1" style:font-size-asian="18pt" style:font-style-asian="normal" style:font-weight-asian="bold" style:font-size-complex="18pt" style:font-weight-complex="bold"/>
    </style:style>
    <style:style style:name="P35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 style:font-weight-complex="normal"/>
    </style:style>
    <style:style style:name="P36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37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31f731" style:font-name-asian="メイリオ1" style:font-size-asian="10.5pt" style:font-style-asian="normal" style:font-weight-asian="normal"/>
    </style:style>
    <style:style style:name="P38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officeooo:paragraph-rsid="0031f731"/>
    </style:style>
    <style:style style:name="P39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3edca8" style:font-name-asian="メイリオ1" style:font-size-asian="10.5pt" style:font-style-asian="normal" style:font-weight-asian="normal"/>
    </style:style>
    <style:style style:name="P40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rsid="003edca8" officeooo:paragraph-rsid="003edca8" style:font-name-asian="メイリオ1" style:font-size-asian="10.5pt" style:font-style-asian="normal" style:font-weight-asian="normal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42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310da5" style:font-name-asian="メイリオ1" style:font-size-asian="10.5pt" style:font-style-asian="normal" style:font-weight-asian="normal"/>
    </style:style>
    <style:style style:name="P43" style:family="paragraph" style:parent-style-name="Text_20_body" style:list-style-name="L6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490a0e" style:font-name-asian="メイリオ1" style:font-size-asian="10.5pt" style:font-style-asian="normal" style:font-weight-asian="normal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rsid="0033fa06" officeooo:paragraph-rsid="00490a0e" style:font-name-asian="メイリオ1" style:font-size-asian="10.5pt" style:font-style-asian="normal" style:font-weight-asian="normal" style:font-weight-complex="normal"/>
    </style:style>
    <style:style style:name="P45" style:family="paragraph" style:parent-style-name="Standard">
      <style:paragraph-properties fo:margin-top="0cm" fo:margin-bottom="0cm" style:contextual-spacing="false"/>
      <style:text-properties style:font-name="Segoe UI1" fo:font-style="normal" fo:font-weight="bold" officeooo:rsid="0025a0f5" officeooo:paragraph-rsid="00490a0e" style:font-name-asian="メイリオ1" style:font-size-asian="14pt" style:font-style-asian="normal" style:font-weight-asian="normal"/>
    </style:style>
    <style:style style:name="P46" style:family="paragraph" style:parent-style-name="Text_20_body">
      <style:paragraph-properties fo:margin-top="0cm" fo:margin-bottom="0cm" style:contextual-spacing="false"/>
      <style:text-properties style:font-name="Segoe UI1" fo:font-style="normal" fo:font-weight="normal" officeooo:rsid="0025a0f5" officeooo:paragraph-rsid="00490a0e" style:font-name-asian="メイリオ1" style:font-size-asian="10.5pt" style:font-style-asian="normal" style:font-weight-asian="normal"/>
    </style:style>
    <style:style style:name="P47" style:family="paragraph" style:parent-style-name="Text_20_body">
      <style:paragraph-properties fo:margin-top="0cm" fo:margin-bottom="0cm" style:contextual-spacing="false"/>
      <style:text-properties style:font-name="Segoe UI1" fo:font-style="normal" fo:font-weight="bold" officeooo:rsid="0025a0f5" officeooo:paragraph-rsid="00490a0e" style:font-name-asian="メイリオ1" style:font-size-asian="10.5pt" style:font-style-asian="normal" style:font-weight-asian="bold" style:font-weight-complex="bold"/>
    </style:style>
    <style:style style:name="P48" style:family="paragraph" style:parent-style-name="Text_20_body">
      <style:paragraph-properties fo:margin-top="0cm" fo:margin-bottom="0cm" style:contextual-spacing="false"/>
      <style:text-properties style:font-name="Segoe UI1" fo:font-style="normal" fo:font-weight="bold" officeooo:paragraph-rsid="00490a0e" style:font-name-asian="メイリオ1" style:font-size-asian="10.5pt" style:font-style-asian="normal" style:font-weight-asian="bold" style:font-weight-complex="bold"/>
    </style:style>
    <style:style style:name="P49" style:family="paragraph" style:parent-style-name="Text_20_body">
      <style:paragraph-properties fo:margin-top="0cm" fo:margin-bottom="0cm" style:contextual-spacing="false"/>
      <style:text-properties style:font-name="Segoe UI1" fo:font-style="normal" fo:font-weight="normal" officeooo:paragraph-rsid="00490a0e" style:font-name-asian="メイリオ1" style:font-size-asian="10.5pt" style:font-style-asian="normal" style:font-weight-asian="normal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8pt" fo:font-style="normal" fo:font-weight="bold" officeooo:rsid="00490a0e" officeooo:paragraph-rsid="00490a0e" style:font-name-asian="メイリオ1" style:font-size-asian="18pt" style:font-style-asian="normal" style:font-weight-asian="bold" style:font-size-complex="18pt" style:font-weight-complex="bold"/>
    </style:style>
    <style:style style:name="P51" style:family="paragraph" style:parent-style-name="Heading_20_3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officeooo:paragraph-rsid="003edca8" style:font-name-asian="メイリオ1"/>
    </style:style>
    <style:style style:name="P52" style:family="paragraph" style:parent-style-name="Heading_20_3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officeooo:paragraph-rsid="00490a0e" style:font-name-asian="メイリオ1"/>
    </style:style>
    <style:style style:name="P53" style:family="paragraph" style:parent-style-name="Heading_20_3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officeooo:paragraph-rsid="00490a0e" style:font-name-asian="メイリオ1" style:font-size-asian="10.5pt" style:font-style-asian="normal" style:font-weight-asian="normal" style:font-weight-complex="normal"/>
    </style:style>
    <style:style style:name="P54" style:family="paragraph" style:parent-style-name="Heading_20_3" style:list-style-name="L7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officeooo:paragraph-rsid="00490a0e" style:font-name-asian="メイリオ1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officeooo:paragraph-rsid="00490a0e" style:font-name-asian="メイリオ1" style:font-size-asian="10.5pt" style:font-style-asian="normal" style:font-weight-asian="normal" style:font-weight-complex="normal"/>
    </style:style>
    <style:style style:name="P56" style:family="paragraph" style:parent-style-name="Text_20_body" style:list-style-name="L7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style:font-name-asian="メイリオ1" style:font-size-asian="10.5pt" style:font-style-asian="normal" style:font-weight-asian="normal" style:font-weight-complex="normal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bold" style:font-name-asian="メイリオ1" style:font-size-asian="10.5pt" style:font-style-asian="normal" style:font-weight-asian="bold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Segoe UI1" fo:font-size="12pt" fo:font-style="normal" fo:font-weight="normal" style:font-name-asian="メイリオ1" style:font-size-asian="10.5pt" style:font-style-asian="normal" style:font-weight-asian="normal" loext:padding="0cm" loext:border="none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Segoe UI1" fo:font-size="12pt" fo:font-style="normal" fo:font-weight="normal" officeooo:paragraph-rsid="002a0196" style:font-name-asian="メイリオ1" style:font-size-asian="10.5pt" style:font-style-asian="normal" style:font-weight-asian="normal" loext:padding="0cm" loext:border="none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/>
      <style:text-properties fo:color="#1f1f1f" loext:opacity="100%" style:font-name="Segoe UI1" fo:font-size="12pt" fo:font-style="normal" fo:font-weight="normal" officeooo:paragraph-rsid="002a0196" style:font-name-asian="メイリオ1" style:font-size-asian="10.5pt" style:font-style-asian="normal" style:font-weight-asian="normal" loext:padding="0cm" loext:border="none"/>
    </style:style>
    <style:style style:name="P62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fo:color="#1f1f1f" loext:opacity="100%"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6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1f1f1f" loext:opacity="100%"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fo:color="#1f1f1f" loext:opacity="100%" style:font-name="Segoe UI1" fo:font-size="12pt" fo:font-style="normal" fo:font-weight="normal" officeooo:paragraph-rsid="002a0196" style:font-name-asian="メイリオ1" style:font-size-asian="10.5pt" style:font-style-asian="normal" style:font-weight-asian="normal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1f1f1f" loext:opacity="100%" style:font-name="Segoe UI1" fo:font-size="12pt" fo:font-style="normal" fo:font-weight="normal" officeooo:paragraph-rsid="002a0196" style:font-name-asian="メイリオ1" style:font-size-asian="10.5pt" style:font-style-asian="normal" style:font-weight-asian="normal"/>
    </style:style>
    <style:style style:name="P66" style:family="paragraph" style:parent-style-name="Text_20_body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officeooo:paragraph-rsid="0029b2ac" style:font-name-asian="メイリオ1" style:font-size-asian="10.5pt" style:font-style-asian="normal" style:font-weight-asian="normal"/>
    </style:style>
    <style:style style:name="P67" style:family="paragraph" style:parent-style-name="Text_20_body" style:list-style-name="L8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bold" officeooo:paragraph-rsid="002a0196" style:font-name-asian="メイリオ1" style:font-size-asian="10.5pt" style:font-style-asian="normal" style:font-weight-asian="bold" style:font-weight-complex="bold"/>
    </style:style>
    <style:style style:name="P68" style:family="paragraph" style:parent-style-name="Text_20_body" style:list-style-name="L8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officeooo:paragraph-rsid="002a0196" style:font-name-asian="メイリオ1" style:font-size-asian="10.5pt" style:font-style-asian="normal" style:font-weight-asian="normal"/>
    </style:style>
    <style:style style:name="P69" style:family="paragraph" style:parent-style-name="Text_20_body" style:list-style-name="L8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 style:font-weight-complex="normal"/>
    </style:style>
    <style:style style:name="P70" style:family="paragraph" style:parent-style-name="Text_20_body" style:list-style-name="L8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officeooo:paragraph-rsid="002a0196"/>
    </style:style>
    <style:style style:name="P71" style:family="paragraph" style:parent-style-name="Text_20_body" style:list-style-name="L8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72" style:family="paragraph" style:parent-style-name="Quotations">
      <style:paragraph-properties fo:margin-left="1cm" fo:margin-right="1cm" fo:margin-top="0cm" fo:margin-bottom="0cm" style:contextual-spacing="false" fo:line-height="114%" fo:text-indent="0cm" style:auto-text-indent="false"/>
    </style:style>
    <style:style style:name="P73" style:family="paragraph" style:parent-style-name="Quotations">
      <style:paragraph-properties fo:margin-left="1cm" fo:margin-right="1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officeooo:paragraph-rsid="002a0196" style:font-name-asian="メイリオ1" style:font-size-asian="10.5pt" style:font-style-asian="normal" style:font-weight-asian="normal"/>
    </style:style>
    <style:style style:name="P74" style:family="paragraph" style:parent-style-name="Heading_20_2">
      <style:paragraph-properties fo:margin-left="0cm" fo:margin-right="0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75" style:family="paragraph" style:parent-style-name="Text_20_body" style:list-style-name="L9">
      <style:paragraph-properties fo:margin-left="0cm" fo:margin-right="0cm" fo:margin-top="0cm" fo:margin-bottom="0cm" style:contextual-spacing="false" fo:line-height="114%" fo:text-indent="0cm" style:auto-text-indent="false" fo:padding="0cm" fo:border="none"/>
    </style:style>
    <style:style style:name="P76" style:family="paragraph" style:parent-style-name="Text_20_body" style:list-style-name="L9">
      <style:paragraph-properties fo:margin-top="0cm" fo:margin-bottom="0cm" style:contextual-spacing="false"/>
      <style:text-properties officeooo:paragraph-rsid="00411264"/>
    </style:style>
    <style:style style:name="P77" style:family="paragraph" style:parent-style-name="Text_20_body" style:list-style-name="L9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78" style:family="paragraph" style:parent-style-name="Text_20_body" style:list-style-name="L9">
      <style:paragraph-properties fo:margin-top="0cm" fo:margin-bottom="0cm" style:contextual-spacing="false"/>
      <style:text-properties officeooo:paragraph-rsid="002d7658"/>
    </style:style>
    <style:style style:name="P79" style:family="paragraph" style:parent-style-name="Text_20_body" style:list-style-name="L9">
      <style:paragraph-properties fo:margin-top="0cm" fo:margin-bottom="0cm" style:contextual-spacing="false"/>
      <style:text-properties style:font-name="Segoe UI1" fo:font-weight="bold" officeooo:paragraph-rsid="002d7658" style:font-name-asian="メイリオ1" style:font-weight-asian="bold" style:font-weight-complex="bold"/>
    </style:style>
    <style:style style:name="P80" style:family="paragraph" style:parent-style-name="Quotations">
      <style:paragraph-properties fo:margin-left="0cm" fo:margin-right="1cm" fo:margin-top="0cm" fo:margin-bottom="0cm" style:contextual-spacing="false" fo:line-height="114%" fo:text-indent="0cm" style:auto-text-indent="false"/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P81" style:family="paragraph" style:parent-style-name="Text_20_body">
      <style:paragraph-properties fo:margin-top="0cm" fo:margin-bottom="0cm" style:contextual-spacing="false"/>
      <style:text-properties style:font-name="Segoe UI1" fo:font-size="12pt" fo:font-style="normal" fo:font-weight="normal" officeooo:paragraph-rsid="002668a9" style:font-name-asian="メイリオ1" style:font-size-asian="10.5pt" style:font-style-asian="normal" style:font-weight-asian="normal"/>
    </style:style>
    <style:style style:name="P82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style:text-outline="false" style:text-line-through-style="none" style:text-line-through-type="none" fo:font-family="'Segoe UI'" style:font-family-generic="roman" style:font-pitch="variable" fo:font-size="14pt" fo:font-style="normal" fo:text-shadow="none" style:text-underline-style="none" fo:font-weight="bold" style:font-size-asian="14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" style:family="text">
      <style:text-properties fo:font-style="normal" style:font-style-asian="normal"/>
    </style:style>
    <style:style style:name="T4" style:family="text">
      <style:text-properties style:text-outline="false" style:text-line-through-style="none" style:text-line-through-type="none" fo:font-size="19pt" fo:font-style="normal" fo:text-shadow="none" style:text-underline-style="none" style:font-size-asian="19pt" style:font-style-asian="normal" style:font-size-complex="19pt" style:text-emphasize="none"/>
    </style:style>
    <style:style style:name="T5" style:family="text">
      <style:text-properties fo:font-size="19pt" fo:font-style="normal" style:font-size-asian="19pt" style:font-style-asian="normal" style:font-size-complex="19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ize-asian="12pt" style:font-weight-asian="bold" style:font-size-complex="12pt" style:font-weight-complex="bold"/>
    </style:style>
    <style:style style:name="T8" style:family="text">
      <style:text-properties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T9" style:family="text">
      <style:text-properties officeooo:rsid="00365223"/>
    </style:style>
    <style:style style:name="T10" style:family="text">
      <style:text-properties officeooo:rsid="003f79c2"/>
    </style:style>
    <style:style style:name="T11" style:family="text">
      <style:text-properties fo:font-variant="normal" fo:text-transform="none" style:use-window-font-color="true" loext:opacity="0%" style:font-name="Segoe UI1" fo:font-size="12pt" fo:letter-spacing="normal" fo:font-style="normal" fo:font-weight="normal" style:font-name-asian="メイリオ1" style:font-size-asian="10.5pt" style:font-style-asian="normal" style:font-weight-asian="normal"/>
    </style:style>
    <style:style style:name="T12" style:family="text">
      <style:text-properties style:use-window-font-color="true" loext:opacity="0%" style:font-name="Segoe UI1" fo:font-size="12pt" fo:font-style="normal" fo:font-weight="normal" style:font-name-asian="メイリオ1" style:font-size-asian="10.5pt" style:font-style-asian="normal" style:font-weight-asian="normal"/>
    </style:style>
    <style:style style:name="T13" style:family="text">
      <style:text-properties style:font-name="Segoe UI1" fo:font-size="12pt" fo:font-style="normal" fo:font-weight="bold" style:font-name-asian="メイリオ1" style:font-size-asian="10.5pt" style:font-style-asian="normal" style:font-weight-asian="bold" style:font-weight-complex="bold"/>
    </style:style>
    <style:style style:name="T14" style:family="text">
      <style:text-properties style:font-name="Segoe UI1" fo:font-size="12pt" fo:font-style="normal" fo:font-weight="normal" fo:background-color="#b2b2b2" loext:char-shading-value="0" style:font-name-asian="メイリオ1" style:font-size-asian="10.5pt" style:font-style-asian="normal" style:font-weight-asian="normal" style:font-weight-complex="normal"/>
    </style:style>
    <style:style style:name="T15" style:family="text">
      <style:text-properties style:font-name="Segoe UI1" fo:font-size="12pt" fo:font-style="normal" fo:font-weight="normal" style:font-name-asian="メイリオ1" style:font-size-asian="10.5pt" style:font-style-asian="normal" style:font-weight-asian="normal" style:font-weight-complex="normal"/>
    </style:style>
    <style:style style:name="T16" style:family="text">
      <style:text-properties style:font-name="Segoe UI1" fo:font-size="12pt" fo:font-style="normal" fo:font-weight="normal" officeooo:rsid="003e85ef" fo:background-color="#b2b2b2" loext:char-shading-value="0" style:font-name-asian="メイリオ1" style:font-size-asian="10.5pt" style:font-style-asian="normal" style:font-weight-asian="normal" style:font-weight-complex="normal"/>
    </style:style>
    <style:style style:name="T17" style:family="text">
      <style:text-properties fo:background-color="#b2b2b2" loext:char-shading-value="0"/>
    </style:style>
    <style:style style:name="T18" style:family="text">
      <style:text-properties officeooo:rsid="003e85ef" fo:background-color="#b2b2b2" loext:char-shading-value="0"/>
    </style:style>
    <style:style style:name="T19" style:family="text">
      <style:text-properties officeooo:rsid="0027d8df" style:font-size-asian="12pt" style:font-size-complex="12pt"/>
    </style:style>
    <style:style style:name="T20" style:family="text">
      <style:text-properties officeooo:rsid="003e85ef" fo:background-color="#b2b2b2" loext:char-shading-value="0" style:font-size-asian="12pt" style:font-size-complex="12pt"/>
    </style:style>
    <style:style style:name="T21" style:family="text">
      <style:text-properties style:font-size-asian="12pt" style:font-size-complex="12pt"/>
    </style:style>
    <style:style style:name="T22" style:family="text">
      <style:text-properties style:font-weight-complex="normal"/>
    </style:style>
    <style:style style:name="T23" style:family="text">
      <style:text-properties fo:background-color="#b2b2b2" loext:char-shading-value="0" style:font-weight-complex="normal"/>
    </style:style>
    <style:style style:name="T24" style:family="text">
      <style:text-properties style:font-name="Segoe UI1" fo:font-size="12pt" fo:font-style="normal" fo:font-weight="normal" officeooo:rsid="003882b9" style:font-name-asian="メイリオ1" style:font-size-asian="10.5pt" style:font-style-asian="normal" style:font-weight-asian="normal"/>
    </style:style>
    <style:style style:name="T25" style:family="text">
      <style:text-properties officeooo:rsid="0031f731"/>
    </style:style>
    <style:style style:name="T26" style:family="text">
      <style:text-properties officeooo:rsid="003edca8" fo:background-color="#b2b2b2" loext:char-shading-value="0" style:font-weight-complex="normal"/>
    </style:style>
    <style:style style:name="T27" style:family="text">
      <style:text-properties officeooo:rsid="0033fa06" fo:background-color="#b2b2b2" loext:char-shading-value="0" style:font-weight-complex="normal"/>
    </style:style>
    <style:style style:name="T28" style:family="text">
      <style:text-properties officeooo:rsid="0033fa06" style:font-weight-complex="normal"/>
    </style:style>
    <style:style style:name="T29" style:family="text">
      <style:text-properties fo:font-size="14pt" style:font-size-complex="14pt"/>
    </style:style>
    <style:style style:name="T30" style:family="text">
      <style:text-properties fo:font-size="14pt" style:font-weight-asian="bold" style:font-size-complex="14pt" style:font-weight-complex="bold"/>
    </style:style>
    <style:style style:name="T31" style:family="text">
      <style:text-properties style:font-size-asian="10.5pt"/>
    </style:style>
    <style:style style:name="T32" style:family="text">
      <style:text-properties officeooo:rsid="002739e7"/>
    </style:style>
    <style:style style:name="T33" style:family="text">
      <style:text-properties fo:font-weight="bold" fo:background-color="#b2b2b2" loext:char-shading-value="0" style:font-weight-asian="bold" style:font-weight-complex="bold"/>
    </style:style>
    <style:style style:name="T34" style:family="text">
      <style:text-properties fo:font-weight="bold" officeooo:rsid="002739e7" fo:background-color="#b2b2b2" loext:char-shading-value="0" style:font-weight-asian="bold" style:font-weight-complex="bold"/>
    </style:style>
    <style:style style:name="T35" style:family="text">
      <style:text-properties officeooo:rsid="002f3fa2"/>
    </style:style>
    <style:style style:name="T36" style:family="text">
      <style:text-properties officeooo:rsid="002739e7" fo:background-color="#b2b2b2" loext:char-shading-value="0"/>
    </style:style>
    <style:style style:name="T37" style:family="text">
      <style:text-properties fo:font-size="12pt" fo:font-style="normal" fo:font-weight="bold" style:font-size-asian="10.5pt" style:font-style-asian="normal" style:font-weight-asian="normal"/>
    </style:style>
    <style:style style:name="T38" style:family="text">
      <style:text-properties fo:font-size="12pt" fo:font-style="normal" fo:font-weight="normal" style:font-size-asian="10.5pt" style:font-style-asian="normal" style:font-weight-asian="normal"/>
    </style:style>
    <style:style style:name="T39" style:family="text">
      <style:text-properties fo:font-size="12pt" fo:font-style="normal" fo:font-weight="normal" style:font-size-asian="10.5pt" style:font-style-asian="normal" style:font-weight-asian="normal" style:font-weight-complex="normal"/>
    </style:style>
    <style:style style:name="T40" style:family="text">
      <style:text-properties fo:font-size="12pt" fo:font-style="normal" fo:font-weight="normal" officeooo:rsid="003edca8" fo:background-color="#b2b2b2" loext:char-shading-value="0" style:font-size-asian="10.5pt" style:font-style-asian="normal" style:font-weight-asian="normal" style:font-weight-complex="normal"/>
    </style:style>
    <style:style style:name="T41" style:family="text">
      <style:text-properties fo:font-size="12pt" fo:font-style="normal" fo:font-weight="normal" fo:background-color="#b2b2b2" loext:char-shading-value="0" style:font-size-asian="10.5pt" style:font-style-asian="normal" style:font-weight-asian="normal" style:font-weight-complex="normal"/>
    </style:style>
    <style:style style:name="T42" style:family="text">
      <style:text-properties style:font-name="Segoe UI1" fo:font-size="12pt" fo:font-style="normal" fo:font-weight="normal" officeooo:rsid="003edca8" fo:background-color="#b2b2b2" loext:char-shading-value="0" style:font-name-asian="メイリオ1" style:font-size-asian="10.5pt" style:font-style-asian="normal" style:font-weight-asian="normal" style:font-weight-complex="normal"/>
    </style:style>
    <style:style style:name="T43" style:family="text">
      <style:text-properties fo:color="#1f1f1f" loext:opacity="100%" style:font-name="Segoe UI1" fo:font-size="12pt" fo:font-style="normal" fo:font-weight="normal" style:font-name-asian="メイリオ1" style:font-size-asian="10.5pt" style:font-style-asian="normal" style:font-weight-asian="normal" loext:padding="0cm" loext:border="none"/>
    </style:style>
    <style:style style:name="T44" style:family="text">
      <style:text-properties fo:color="#1f1f1f" loext:opacity="100%" style:font-name-complex="Google Sans Text"/>
    </style:style>
    <style:style style:name="T45" style:family="text">
      <style:text-properties loext:padding="0cm" loext:border="none"/>
    </style:style>
    <style:style style:name="T46" style:family="text">
      <style:text-properties fo:font-weight="bold" fo:background-color="#b2b2b2" loext:char-shading-value="0" style:font-size-asian="12pt" style:font-weight-asian="bold" style:font-size-complex="12pt" style:font-weight-complex="bold"/>
    </style:style>
    <style:style style:name="T47" style:family="text">
      <style:text-properties style:font-name="Segoe UI1" fo:font-size="12pt" fo:font-style="normal" fo:font-weight="bold" officeooo:rsid="002b8468" style:font-name-asian="メイリオ1" style:font-size-asian="10.5pt" style:font-style-asian="normal" style:font-weight-asian="bold" style:font-weight-complex="bold"/>
    </style:style>
    <style:style style:name="T48" style:family="text">
      <style:text-properties style:font-name="Segoe UI1" fo:font-weight="bold" style:font-name-asian="メイリオ1" style:font-weight-asian="bold" style:font-weight-complex="bold"/>
    </style:style>
    <style:style style:name="T49" style:family="text">
      <style:text-properties style:font-name="Segoe UI1" fo:font-weight="bold" officeooo:rsid="003c0671" style:font-name-asian="メイリオ1" style:font-weight-asian="bold" style:font-weight-complex="bold"/>
    </style:style>
    <style:style style:name="T50" style:family="text">
      <style:text-properties officeooo:rsid="003d31fb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" text:bullet-char="•">
        <style:list-level-properties text:space-before="2.002cm" text:min-label-width="0.499cm"/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-機能説明" text:anchor-type="page" text:anchor-page-number="1" svg:x="-0.741cm" svg:y="0cm" svg:width="0.741cm" draw:z-index="0">
        <draw:text-box fo:min-height="0.741cm">
          <text:p text:style-name="P82"/>
        </draw:text-box>
      </draw:frame>
      <text:p text:style-name="P1" loext:marker-style-name="T1"><text:span text:style-name="T2">Time-Locked On-chain Asset Protection</text:span><text:span text:style-name="T3"> Manual<text:line-break/></text:span><text:span text:style-name="T4">時間制限付きオンチェーン・資産保護</text:span><text:span text:style-name="T5">マニュアル</text:span></text:p>
      <text:h text:style-name="P2" text:outline-level="3"/>
      <text:h text:style-name="P3" text:outline-level="3">Description / 機能説明</text:h>
      <text:p text:style-name="P4">This manual provides standard procedures for safely executing "TimeLock Airdrop," which restricts withdrawals until a specified period has elapsed, using Remix. It is used to manage planned token distributions by setting a specific unlocking date (Unix Time).</text:p>
      <text:p text:style-name="P4">（この手順書は、Remixを使用して、指定した期間が経過するまで引き出しを制限する**「タイムロック機能付き配布（TimeLockAirdrop）」**を安全に実行するための標準マニュアルです。特定の解凍日時（Unix Time）を設定し、計画的なトークン配布を管理する際に使用します。）</text:p>
      <text:p text:style-name="P4"/>
      <text:p text:style-name="P5">　IMPORTANT</text:p>
      <text:p text:style-name="P6">This project is for Testnet use.</text:p>
      <text:p text:style-name="P6">If MetaMask shows a red warning (Error):</text:p>
      <text:p text:style-name="P7">The address, values, or unlock time settings may be incorrect. Executing the transaction will result in lost gas fees. Please click "Reject" and double-check your input according to this manual.</text:p>
      <text:p text:style-name="P6">（本プロジェクトはテストネット用です。</text:p>
      <text:p text:style-name="P6">MetaMaskで赤い警告（エラー）が表示された場合は入力したアドレスや数値、あるいはロック解除時間の設定が正しくない可能性があります。そのまま実行するとガス代のみが消費されるため、必ず一度「拒否」をクリックし、マニュアルの手順に従って入力内容を再確認してください。）</text:p>
      <text:p text:style-name="P6"/>
      <text:h text:style-name="P8" text:outline-level="3">Basic Knowledge: What is Unix Timestamp? </text:h>
      <text:h text:style-name="P8" text:outline-level="3"><text:tab/>基礎知識：Unixタイムスタンプとは？</text:h>
      <text:p text:style-name="P4"><text:tab/>This is a common rule for specifying <text:span text:style-name="T6">"time"</text:span> on the blockchain.</text:p>
      <text:p text:style-name="P4"><text:tab/>（ブロックチェーンで<text:span text:style-name="T7">「時間」</text:span>を指定するための共通ルールです。）</text:p>
      <text:p text:style-name="P4"/>
      <text:list text:style-name="L1">
        <text:list-item>
          <text:p text:style-name="P9">Concept</text:p>
          <text:p text:style-name="P10">　Represented by the number of seconds that have elapsed since January 1, 1970.</text:p>
          <text:p text:style-name="P11">　（1970年1月1日から「現在までに何秒経過したか」という秒数で表します。）</text:p>
          <text:p text:style-name="P11"/>
          <text:p text:style-name="P11"/>
          <text:p text:style-name="P11"/>
          <text:p text:style-name="P11"/>
          <text:p text:style-name="P11"/>
        </text:list-item>
        <text:list-item>
          <text:p text:style-name="P12"><text:soft-page-break/>Calculation Guide / 計算方法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header-rows>
          <table:table-row>
            <table:table-cell table:style-name="表1.A1" office:value-type="string">
              <text:p text:style-name="P13"><text:span text:style-name="Strong_20_Emphasis"><text:span text:style-name="T8">Target Time</text:span></text:span></text:p>
              <text:p text:style-name="P13"><text:span text:style-name="Strong_20_Emphasis"><text:span text:style-name="T8"><text:s/>(目的時間)</text:span></text:span></text:p>
            </table:table-cell>
            <table:table-cell table:style-name="表1.A1" office:value-type="string">
              <text:p text:style-name="P13"><text:span text:style-name="Strong_20_Emphasis"><text:span text:style-name="T8">Value to add to current timestamp </text:span></text:span></text:p>
              <text:p text:style-name="P13"><text:span text:style-name="Strong_20_Emphasis"><text:span text:style-name="T8">(プラスする数値)</text:span></text:span></text:p>
            </table:table-cell>
            <table:table-cell table:style-name="表1.A1" office:value-type="string">
              <text:p text:style-name="P14"><text:span text:style-name="Strong_20_Emphasis"><text:span text:style-name="T8">Supplement (補足)</text:span></text:span></text:p>
            </table:table-cell>
          </table:table-row>
        </table:table-header-rows>
        <table:table-row>
          <table:table-cell table:style-name="表1.A1" office:value-type="string">
            <text:p text:style-name="P15">1 Minute later</text:p>
          </table:table-cell>
          <table:table-cell table:style-name="表1.A1" office:value-type="string">
            <text:p text:style-name="P15">60</text:p>
          </table:table-cell>
          <table:table-cell table:style-name="表1.A1" office:value-type="string">
            <text:p text:style-name="P15">60 sec</text:p>
          </table:table-cell>
        </table:table-row>
        <table:table-row>
          <table:table-cell table:style-name="表1.A1" office:value-type="string">
            <text:p text:style-name="P15">10 Minutes later</text:p>
          </table:table-cell>
          <table:table-cell table:style-name="表1.A1" office:value-type="string">
            <text:p text:style-name="P15">600</text:p>
          </table:table-cell>
          <table:table-cell table:style-name="表1.A1" office:value-type="string">
            <text:p text:style-name="P15">60 sec × 10 min<text:span text:style-name="T9">s</text:span></text:p>
          </table:table-cell>
        </table:table-row>
        <table:table-row>
          <table:table-cell table:style-name="表1.A1" office:value-type="string">
            <text:p text:style-name="P15">1 Hour later</text:p>
          </table:table-cell>
          <table:table-cell table:style-name="表1.A1" office:value-type="string">
            <text:p text:style-name="P15">3600</text:p>
          </table:table-cell>
          <table:table-cell table:style-name="表1.A1" office:value-type="string">
            <text:p text:style-name="P15">600 sec <text:span text:style-name="T9">x 60 mins</text:span></text:p>
          </table:table-cell>
        </table:table-row>
        <table:table-row>
          <table:table-cell table:style-name="表1.A1" office:value-type="string">
            <text:p text:style-name="P15">1 Day later</text:p>
          </table:table-cell>
          <table:table-cell table:style-name="表1.A1" office:value-type="string">
            <text:p text:style-name="P15">86400</text:p>
          </table:table-cell>
          <table:table-cell table:style-name="表1.A1" office:value-type="string">
            <text:p text:style-name="P15">3600 sec × 24 hours</text:p>
          </table:table-cell>
        </table:table-row>
        <table:table-row>
          <table:table-cell table:style-name="表1.A1" office:value-type="string">
            <text:p text:style-name="P15">1 Week later</text:p>
          </table:table-cell>
          <table:table-cell table:style-name="表1.A1" office:value-type="string">
            <text:p text:style-name="P15">604800</text:p>
          </table:table-cell>
          <table:table-cell table:style-name="表1.A1" office:value-type="string">
            <text:p text:style-name="P15">86400 sec × 7 days</text:p>
          </table:table-cell>
        </table:table-row>
        <table:table-row>
          <table:table-cell table:style-name="表1.A7" office:value-type="string">
            <text:p text:style-name="P16">1 Month</text:p>
          </table:table-cell>
          <table:table-cell table:style-name="表1.A7" office:value-type="string">
            <text:p text:style-name="P16">2592000</text:p>
          </table:table-cell>
          <table:table-cell table:style-name="表1.A7" office:value-type="string">
            <text:p text:style-name="P16"><text:span text:style-name="T10">86400 </text:span>sec × 30 days</text:p>
          </table:table-cell>
        </table:table-row>
        <table:table-row>
          <table:table-cell table:style-name="表1.A7" office:value-type="string">
            <text:p text:style-name="P16">1 Year</text:p>
          </table:table-cell>
          <table:table-cell table:style-name="表1.A7" office:value-type="string">
            <text:p text:style-name="P16">31536000</text:p>
          </table:table-cell>
          <table:table-cell table:style-name="表1.A7" office:value-type="string">
            <text:p text:style-name="P16"><text:span text:style-name="T10">86400 </text:span>sec × 365days</text:p>
          </table:table-cell>
        </table:table-row>
      </table:table>
      <text:list text:style-name="L2">
        <text:list-header>
          <text:p text:style-name="P17"/>
        </text:list-header>
        <text:list-item>
          <text:p text:style-name="P17">Tool: You can check current timestamps or convert dates here</text:p>
          <text:p text:style-name="P18"><text:span text:style-name="T11">（上記表を参考にしてUnixタイムスタンプを計算するかwebページで直接時間を設定して確認する）</text:span><text:span text:style-name="T12"><text:line-break/><text:tab/> </text:span><text:span text:style-name="T8"><text:s/></text:span><text:a xlink:type="simple" xlink:href="https://www.unixtimestamp.com/" text:style-name="Internet_20_link" text:visited-style-name="Visited_20_Internet_20_Link"><text:span text:style-name="T13">https://www.unixtimestamp.com/</text:span></text:a></text:p>
        </text:list-item>
      </text:list>
      <text:p text:style-name="P19"/>
      <text:h text:style-name="P20" text:outline-level="2">１. Deploying the Contract / コントラクトのデプロイ</text:h>
      <text:list xml:id="list3376501103" text:style-name="L3">
        <text:list-item>
          <text:list>
            <text:list-item>
              <text:p text:style-name="P21">Remix</text:p>
              <text:p text:style-name="P22"><text:span text:style-name="T8">Open </text:span><text:span text:style-name="Source_20_Text"><text:span text:style-name="T14">TimeLockAirdrop.sol</text:span></text:span><text:span text:style-name="T15"> and click </text:span><text:span text:style-name="T16">[</text:span><text:span text:style-name="T14">Compile</text:span><text:span text:style-name="T16">]</text:span><text:span text:style-name="T15"> in the </text:span><text:span text:style-name="T16">[</text:span><text:span text:style-name="T14">Solidity Compiler</text:span><text:span text:style-name="T16">]</text:span><text:span text:style-name="T15"> .</text:span></text:p>
              <text:p text:style-name="P23">（ <text:span text:style-name="T17">TimeLockAirdrop.sol</text:span> のタブを開き、<text:span text:style-name="T18">[</text:span><text:span text:style-name="T17">Solidity Compiler</text:span><text:span text:style-name="T18">]]</text:span>で <text:span text:style-name="T18">[</text:span><text:span text:style-name="T17">Compile</text:span><text:span text:style-name="T18">]</text:span> を押します。）</text:p>
            </text:list-item>
            <text:list-item>
              <text:p text:style-name="P24">Environment</text:p>
              <text:p text:style-name="P25">Ensure the following in the <text:span text:style-name="T18">[</text:span><text:span text:style-name="T17">Deploy &amp; Run Transactions</text:span><text:span text:style-name="T18">]</text:span></text:p>
            </text:list-item>
          </text:list>
        </text:list-item>
      </text:list>
      <text:list text:style-name="L4">
        <text:list-item>
          <text:list>
            <text:list-header>
              <text:p text:style-name="P26">（ <text:span text:style-name="T18">[</text:span><text:span text:style-name="T17">Deploy &amp; Run Transactions</text:span><text:span text:style-name="T18">]</text:span> が下記の内容になっているか確認する）</text:p>
            </text:list-header>
          </text:list>
        </text:list-item>
      </text:list>
      <text:list text:continue-list="list3376501103" text:style-name="L3">
        <text:list-item>
          <text:list>
            <text:list-item>
              <text:list>
                <text:list-item>
                  <text:p text:style-name="P23">ENVIRONMENT: <text:span text:style-name="T17">Injected Provider - MetaMask</text:span></text:p>
                </text:list-item>
                <text:list-item>
                  <text:p text:style-name="P23">Network: <text:span text:style-name="T17">Custom (46630) / Robinhood Chain Testnet</text:span></text:p>
                  <text:p text:style-name="P23"/>
                </text:list-item>
              </text:list>
            </text:list-item>
            <text:list-item>
              <text:p text:style-name="P24">Execution</text:p>
              <text:p text:style-name="P25">Select <text:span text:style-name="T17">TimeLockAirdrop</text:span> in the <text:span text:style-name="T18">[</text:span><text:span text:style-name="T17">CONTRACT</text:span><text:span text:style-name="T18">]</text:span> field and click <text:span text:style-name="T18">[</text:span><text:span text:style-name="T17">Deploy</text:span><text:span text:style-name="T18">]</text:span> .</text:p>
              <text:p text:style-name="P23"><text:span text:style-name="T19">（ </text:span><text:span text:style-name="T20">[</text:span><text:span text:style-name="T17">CONTRACT</text:span><text:span text:style-name="T18">]</text:span> 欄で <text:span text:style-name="T17">TimeLockAirdrop</text:span> を選択し、<text:span text:style-name="T18">[</text:span><text:span text:style-name="T17">Deploy</text:span><text:span text:style-name="T18">]</text:span> ボタンを押します。<text:span text:style-name="T21">）</text:span></text:p>
              <text:p text:style-name="P23"/>
            </text:list-item>
            <text:list-item>
              <text:p text:style-name="P24">Save Address</text:p>
              <text:p text:style-name="P27"><text:span text:style-name="T8">Copy</text:span><text:span text:style-name="T15"> the </text:span><text:span text:style-name="T14">deployed address (</text:span><text:span text:style-name="Source_20_Text"><text:span text:style-name="T14">TIMELOCKAIRDROP AT 0x…</text:span></text:span><text:span text:style-name="T14">)</text:span><text:span text:style-name="T15"> .</text:span></text:p>
              <text:p text:style-name="P23">（画面下に表示された <text:span text:style-name="T17">TIMELOCKAIRDROP</text:span> のアドレスをコピーしておきます。）</text:p>
            </text:list-item>
          </text:list>
        </text:list-item>
      </text:list>
      <text:p text:style-name="P28"/>
      <text:h text:style-name="P29" text:outline-level="2"><text:soft-page-break/>２. Token Approval (Approve) / トークンの使用許可</text:h>
      <text:p text:style-name="P4"><text:tab/>Important: Operate on the panel of the token you want to send (e.g., TSLA).</text:p>
      <text:p text:style-name="P4"><text:tab/>（※重要：送りたいトークン（TSLAなど）のパネルで操作します。）</text:p>
      <text:list text:style-name="L5">
        <text:list-header>
          <text:p text:style-name="P30"/>
        </text:list-header>
        <text:list-item>
          <text:p text:style-name="P30">Open the <text:span text:style-name="T17">TSLA</text:span> (or <text:span text:style-name="T17">MRT</text:span> ) panel and find the <text:span text:style-name="T18">[</text:span><text:span text:style-name="T17">approve</text:span><text:span text:style-name="T18">]</text:span> function.</text:p>
          <text:p text:style-name="P30">（ <text:span text:style-name="T17">TSLA</text:span>（または<text:span text:style-name="T17">MRT</text:span> ）のパネルを開き、<text:span text:style-name="T18">[</text:span><text:span text:style-name="T17">approve</text:span><text:span text:style-name="T18">]</text:span> 関数を表示します。）</text:p>
          <text:p text:style-name="P30"/>
          <text:list>
            <text:list-item>
              <text:p text:style-name="P31">Spender</text:p>
              <text:p text:style-name="P31">Past<text:span text:style-name="T22">e the </text:span><text:span text:style-name="T23">TimeLockAirdrop address</text:span><text:span text:style-name="T22"> copied in Step 1.</text:span></text:p>
              <text:p text:style-name="P32">（先ほどコピーした <text:span text:style-name="T17">TimeLockAirdropのアドレス</text:span> を貼り付けます。）</text:p>
            </text:list-item>
          </text:list>
          <text:p text:style-name="P32"/>
          <text:list text:continue-numbering="true">
            <text:list-item>
              <text:p text:style-name="P31">Value</text:p>
              <text:p text:style-name="P33"><text:span text:style-name="T8">Total quantity (add 18 zeros. e.g., 1 token = </text:span><text:span text:style-name="Source_20_Text"><text:span text:style-name="T8">1000000000000000000</text:span></text:span><text:span text:style-name="T8">).</text:span></text:p>
              <text:p text:style-name="P31">（送る合計数量（18桁の0を付ける）。）</text:p>
            </text:list-item>
          </text:list>
          <text:p text:style-name="P30"/>
        </text:list-item>
        <text:list-item>
          <text:p text:style-name="P32">Click <text:span text:style-name="T18">[</text:span><text:span text:style-name="T17">transact</text:span><text:span text:style-name="T18">]</text:span> and approve the spending limit in <text:span text:style-name="T17">MetaMask</text:span> .</text:p>
          <text:p text:style-name="P32"><text:span text:style-name="T21">（ </text:span><text:span text:style-name="T20">[</text:span><text:span text:style-name="T17">transact</text:span><text:span text:style-name="T18">]</text:span> を押し、<text:span text:style-name="T17">MetaMask</text:span>で「最大使用上限」を承認します。<text:span text:style-name="T21">）</text:span></text:p>
        </text:list-item>
      </text:list>
      <text:p text:style-name="P28"/>
      <text:h text:style-name="P34" text:outline-level="2">３. Execute TimeLock Distribution</text:h>
      <text:h text:style-name="P34" text:outline-level="2"><text:tab/>タイムロック配布の実行</text:h>
      <text:list text:style-name="L6">
        <text:list-item>
          <text:p text:style-name="P35">Open the <text:span text:style-name="T17">TimeLockAirdrop</text:span> panel and expand <text:span text:style-name="T17">depositLockedTokens</text:span> .</text:p>
          <text:p text:style-name="P35"><text:span text:style-name="T21">（ </text:span><text:span text:style-name="T17">TimeLockAirdrop</text:span> のパネルを開き、<text:span text:style-name="T17">depositLockedTokens</text:span> を展開します。）</text:p>
          <text:p text:style-name="P35"/>
        </text:list-item>
        <text:list-item>
          <text:p text:style-name="P36">Enter the details as follows</text:p>
          <text:p text:style-name="P36">（下記の通り入力する）</text:p>
          <text:list>
            <text:list-item>
              <text:p text:style-name="P37">tokenAddress</text:p>
              <text:list>
                <text:list-header>
                  <text:p text:style-name="P37">Address of TSLA or MRT.（送付するトークンアドレス）</text:p>
                  <text:p text:style-name="P37"/>
                </text:list-header>
              </text:list>
            </text:list-item>
            <text:list-item>
              <text:p text:style-name="P37">recipients</text:p>
              <text:list>
                <text:list-header>
                  <text:p text:style-name="P38"><text:span text:style-name="Source_20_Text"><text:span text:style-name="T8">["Recipient Chain Address（受取人</text:span></text:span><text:span text:style-name="Source_20_Text"><text:span text:style-name="T24">チェーン</text:span></text:span><text:span text:style-name="Source_20_Text"><text:span text:style-name="T8">アドレス）"]</text:span></text:span></text:p>
                  <text:p text:style-name="P38"><text:span text:style-name="Source_20_Text"><text:span text:style-name="T8"/></text:span></text:p>
                </text:list-header>
              </text:list>
            </text:list-item>
            <text:list-item>
              <text:p text:style-name="P37">amounts</text:p>
              <text:list>
                <text:list-header>
                  <text:p text:style-name="P38"><text:span text:style-name="Source_20_Text"><text:span text:style-name="T8">[1000000000000000000]</text:span></text:span><text:span text:style-name="T8"> (for 1 token)</text:span></text:p>
                  <text:p text:style-name="P37"/>
                </text:list-header>
              </text:list>
            </text:list-item>
            <text:list-item>
              <text:p text:style-name="P37">unlockTime</text:p>
              <text:list>
                <text:list-header>
                  <text:p text:style-name="P39">Enter the target Unix Timestamp.</text:p>
                  <text:p text:style-name="P39">（制限時間を<text:span text:style-name="T25">Unix Timestampで入力）</text:span></text:p>
                  <text:p text:style-name="P39"><text:soft-page-break/>Recommended for testing / 推奨テスト</text:p>
                  <text:list>
                    <text:list-header>
                      <text:p text:style-name="P39">Current time + 600 seconds for a 10-minute lock</text:p>
                      <text:p text:style-name="P40">（現在時刻 + 600 秒 ＝ 10分後でテスト）</text:p>
                    </text:list-header>
                  </text:list>
                </text:list-header>
              </text:list>
            </text:list-item>
          </text:list>
        </text:list-item>
      </text:list>
      <text:p text:style-name="P41"/>
      <text:list text:continue-numbering="true" text:style-name="L6">
        <text:list-item>
          <text:p text:style-name="P42">Cli<text:span text:style-name="T22">ck </text:span><text:span text:style-name="T26">[</text:span><text:span text:style-name="T23">transact</text:span><text:span text:style-name="T26">]</text:span><text:span text:style-name="T22"> to confirm.</text:span></text:p>
          <text:p text:style-name="P43"><text:span text:style-name="T22">（ </text:span><text:span text:style-name="T26">[</text:span><text:span text:style-name="T27">transact</text:span><text:span text:style-name="T26">]</text:span><text:span text:style-name="T28"> ボタンをクリックする）</text:span></text:p>
        </text:list-item>
      </text:list>
      <text:p text:style-name="P44"/>
      <text:p text:style-name="P45"><text:span text:style-name="T29">Caution</text:span><text:span text:style-name="T30">：</text:span><text:span text:style-name="T31">Please pay close attention to the input format.</text:span></text:p>
      <text:p text:style-name="P46"><text:s/>　　（入力形式に注意してください） 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47"><text:span text:style-name="T32"><text:s/>toke</text:span>ns</text:p>
          </table:table-cell>
          <table:table-cell table:style-name="表2.B1" office:value-type="string">
            <text:p text:style-name="P46"><text:span text:style-name="T17"><text:s/></text:span><text:span text:style-name="T33">[“</text:span><text:span text:style-name="T34">0x00****1111”, “0x00****2222</text:span><text:span text:style-name="T33">”]</text:span><text:span text:style-name="T17"> </text:span></text:p>
          </table:table-cell>
        </table:table-row>
        <table:table-row>
          <table:table-cell table:style-name="表2.A2" office:value-type="string">
            <text:p text:style-name="P47"><text:span text:style-name="T32"><text:s/>a</text:span>mounts</text:p>
          </table:table-cell>
          <table:table-cell table:style-name="表2.B2" office:value-type="string">
            <text:p text:style-name="P46"><text:span text:style-name="T17"><text:s/></text:span><text:span text:style-name="T33">[</text:span><text:span text:style-name="T34">12345, 67890</text:span><text:span text:style-name="T33">] </text:span></text:p>
          </table:table-cell>
        </table:table-row>
        <table:table-row>
          <table:table-cell table:style-name="表2.A2" office:value-type="string">
            <text:p text:style-name="P47"><text:span text:style-name="T35"><text:s/>r</text:span>ecipient</text:p>
          </table:table-cell>
          <table:table-cell table:style-name="表2.B2" office:value-type="string">
            <text:p text:style-name="P47"><text:span text:style-name="T17"><text:s/></text:span><text:span text:style-name="T36">0x00****9999 </text:span></text:p>
          </table:table-cell>
        </table:table-row>
        <table:table-row>
          <table:table-cell table:style-name="表2.B2" table:number-columns-spanned="2" office:value-type="string">
            <text:p text:style-name="P48">　Quotes for addresses</text:p>
            <text:p text:style-name="P49"><text:tab/>Addresses must be enclosed in <text:span text:style-name="T6">double quotes</text:span> and separated by <text:span text:style-name="T6">commas</text:span>.</text:p>
            <text:p text:style-name="P49"><text:tab/>（アドレスは必ず<text:span text:style-name="T6">ダブルクォーテーション</text:span>で囲み、<text:span text:style-name="T6">カンマ</text:span>で区切ってください。）</text:p>
            <text:p text:style-name="P49"><text:tab/><text:tab/><text:span text:style-name="T33"> “ <text:s text:c="7"/>“, “ <text:s text:c="7"/>“ </text:span></text:p>
          </table:table-cell>
          <table:covered-table-cell/>
        </table:table-row>
        <table:table-row>
          <table:table-cell table:style-name="表2.B2" table:number-columns-spanned="2" office:value-type="string">
            <text:p text:style-name="P48">　Brackets for arrays</text:p>
            <text:p text:style-name="P49"><text:tab/>Tokens and amounts must be enclosed in <text:span text:style-name="T6">square brackets</text:span> <text:span text:style-name="T6">[ <text:s/>]</text:span>.</text:p>
            <text:p text:style-name="P49"><text:tab/>（Tokensとamountsは必ず角括弧 <text:span text:style-name="T6">[ <text:s/>]</text:span> で囲んでください。）</text:p>
            <text:p text:style-name="P49"><text:tab/><text:tab/><text:span text:style-name="T33"> </text:span><text:span text:style-name="T34">[ <text:s text:c="10"/>] </text:span></text:p>
          </table:table-cell>
          <table:covered-table-cell/>
        </table:table-row>
        <table:table-row>
          <table:table-cell table:style-name="表2.B2" table:number-columns-spanned="2" office:value-type="string">
            <text:p text:style-name="P48">　No quotes for amounts:</text:p>
            <text:p text:style-name="P49"><text:tab/>"Do not use quotes for amounts."</text:p>
            <text:p text:style-name="P49"><text:tab/>（数量にはクォーテーションを使わないでください。）</text:p>
          </table:table-cell>
          <table:covered-table-cell/>
        </table:table-row>
      </table:table>
      <text:p text:style-name="P44"/>
      <text:p text:style-name="P44"/>
      <text:p text:style-name="P50">４.Verify the Lock Box</text:p>
      <text:p text:style-name="P50"><text:tab/>自分の指定した内容でロックされているか確認</text:p>
      <text:h text:style-name="P51" text:outline-level="3"><text:span text:style-name="T37"><text:tab/></text:span><text:span text:style-name="T38">U</text:span><text:span text:style-name="T39">se the </text:span><text:span text:style-name="T40">[</text:span><text:span text:style-name="T41">userLockBoxes</text:span><text:span text:style-name="T40">]</text:span><text:span text:style-name="T39"> function to check the status of a specific lock.</text:span></text:h>
      <text:h text:style-name="P52" text:outline-level="3"><text:span text:style-name="T39"><text:tab/>（ </text:span><text:span text:style-name="T40">[</text:span><text:span text:style-name="T41">userLockBoxes</text:span><text:span text:style-name="T40">]</text:span><text:span text:style-name="T39"> 関数を使用して特定のロック状態を確認します。）</text:span></text:h>
      <text:h text:style-name="P53" text:outline-level="3"/>
      <text:list text:style-name="L7">
        <text:list-item>
          <text:h text:style-name="P54" text:outline-level="3"><text:span text:style-name="T39">Paste the recipient address into the </text:span><text:span text:style-name="T40">[</text:span><text:span text:style-name="Source_20_Text"><text:span text:style-name="T14">address</text:span></text:span><text:span text:style-name="Source_20_Text"><text:span text:style-name="T42">]</text:span></text:span><text:span text:style-name="T39"> field.</text:span></text:h>
          <text:h text:style-name="P54" text:outline-level="3"><text:span text:style-name="T39">（ </text:span><text:span text:style-name="T40">[</text:span><text:span text:style-name="Source_20_Text"><text:span text:style-name="T14">address</text:span></text:span><text:span text:style-name="Source_20_Text"><text:span text:style-name="T42">]</text:span></text:span><text:span text:style-name="T39"> 欄に、受取人のウォレットアドレスを貼り付けます。）</text:span></text:h>
        </text:list-item>
      </text:list>
      <text:p text:style-name="P55"/>
      <text:list text:continue-numbering="true" text:style-name="L7">
        <text:list-item>
          <text:h text:style-name="P54" text:outline-level="3"><text:soft-page-break/><text:span text:style-name="T39">Enter 0 in the </text:span><text:span text:style-name="T40">[</text:span><text:span text:style-name="Source_20_Text"><text:span text:style-name="T14">uint256</text:span></text:span><text:span text:style-name="Source_20_Text"><text:span text:style-name="T42">]</text:span></text:span><text:span text:style-name="T39"> field (indicates the 1st lock box for that address).</text:span></text:h>
          <text:h text:style-name="P54" text:outline-level="3"><text:span text:style-name="T39">（ </text:span><text:span text:style-name="T40">[</text:span><text:span text:style-name="Source_20_Text"><text:span text:style-name="T14">uint256</text:span></text:span><text:span text:style-name="Source_20_Text"><text:span text:style-name="T42">]</text:span></text:span><text:span text:style-name="T39"> 欄に </text:span><text:span text:style-name="Source_20_Text"><text:span text:style-name="T15">0</text:span></text:span><text:span text:style-name="T39"> を入力します。これはそのアドレスに対する1番目のロック箱を指します。）</text:span></text:h>
        </text:list-item>
      </text:list>
      <text:p text:style-name="P55"/>
      <text:list text:continue-numbering="true" text:style-name="L7">
        <text:list-item>
          <text:h text:style-name="P54" text:outline-level="3"><text:span text:style-name="T39">Click the blue </text:span><text:span text:style-name="T40">[</text:span><text:span text:style-name="T41">call</text:span><text:span text:style-name="T40">]</text:span><text:span text:style-name="T39"> button. (No gas fee required for </text:span><text:span text:style-name="Source_20_Text"><text:span text:style-name="T15">call</text:span></text:span><text:span text:style-name="T39">)</text:span></text:h>
          <text:h text:style-name="P54" text:outline-level="3"><text:span text:style-name="T39">青色の </text:span><text:span text:style-name="T40">[</text:span><text:span text:style-name="T41">call</text:span><text:span text:style-name="T40">]</text:span><text:span text:style-name="T39"> ボタンをクリックします。</text:span><text:span text:style-name="Source_20_Text"><text:span text:style-name="T15">call</text:span></text:span><text:span text:style-name="T39"> 操作にガス代はかかりません。）</text:span></text:h>
          <text:p text:style-name="P56"/>
        </text:list-item>
      </text:list>
      <text:p text:style-name="P57">Display Results / 表示結果の見方 </text:p>
      <table:table table:name="表3" table:style-name="表3">
        <table:table-column table:style-name="表3.A"/>
        <table:table-column table:style-name="表3.B"/>
        <table:table-column table:style-name="表3.C"/>
        <table:table-header-rows>
          <table:table-row>
            <table:table-cell table:style-name="表3.A1" office:value-type="string">
              <text:p text:style-name="P58"><text:span text:style-name="Strong_20_Emphasis"><text:span text:style-name="T43">Field (項目)</text:span></text:span></text:p>
            </table:table-cell>
            <table:table-cell table:style-name="表3.A1" office:value-type="string">
              <text:p text:style-name="P58"><text:span text:style-name="Strong_20_Emphasis"><text:span text:style-name="T43">Meaning (意味)</text:span></text:span></text:p>
            </table:table-cell>
            <table:table-cell table:style-name="表3.A1" office:value-type="string">
              <text:p text:style-name="P58"><text:span text:style-name="Strong_20_Emphasis"><text:span text:style-name="T43">Description (解説)</text:span></text:span></text:p>
            </table:table-cell>
          </table:table-row>
        </table:table-header-rows>
        <table:table-row>
          <table:table-cell table:style-name="表3.A1" office:value-type="string">
            <text:p text:style-name="P59">tokenAddress</text:p>
          </table:table-cell>
          <table:table-cell table:style-name="表3.A1" office:value-type="string">
            <text:p text:style-name="P60">Token Address</text:p>
            <text:p text:style-name="P61">（トークンの住所）</text:p>
          </table:table-cell>
          <table:table-cell table:style-name="表3.A1" office:value-type="string">
            <text:p text:style-name="P62">Contract address of the locked token.</text:p>
            <text:p text:style-name="P63">（ロックされているトークンのコントラクトアドレスです。）</text:p>
          </table:table-cell>
        </table:table-row>
        <table:table-row>
          <table:table-cell table:style-name="表3.A1" office:value-type="string">
            <text:p text:style-name="P59">amount</text:p>
          </table:table-cell>
          <table:table-cell table:style-name="表3.A1" office:value-type="string">
            <text:p text:style-name="P60">Amount</text:p>
            <text:p text:style-name="P61">（預け入れ数量）</text:p>
          </table:table-cell>
          <table:table-cell table:style-name="表3.A1" office:value-type="string">
            <text:p text:style-name="P62">Quantity in wei (18 decimals).</text:p>
            <text:p text:style-name="P62">（18桁の単位で表示されるトークンの数量です。）<text:span text:style-name="T44"/></text:p>
          </table:table-cell>
        </table:table-row>
        <table:table-row>
          <table:table-cell table:style-name="表3.A1" office:value-type="string">
            <text:p text:style-name="P59">unlockTime</text:p>
          </table:table-cell>
          <table:table-cell table:style-name="表3.A1" office:value-type="string">
            <text:p text:style-name="P60">Unlock Time</text:p>
            <text:p text:style-name="P61">（ロック解除時間）</text:p>
          </table:table-cell>
          <table:table-cell table:style-name="表3.A1" office:value-type="string">
            <text:p text:style-name="P62">Cannot withdraw until the current time passes this value.</text:p>
            <text:p text:style-name="P62">（現在の時間がこの数値を過ぎるまで引き出すことはできません。）<text:span text:style-name="T44"/></text:p>
          </table:table-cell>
        </table:table-row>
        <table:table-row>
          <table:table-cell table:style-name="表3.A1" office:value-type="string">
            <text:p text:style-name="P59">claimed</text:p>
          </table:table-cell>
          <table:table-cell table:style-name="表3.A1" office:value-type="string">
            <text:p text:style-name="P60">Claimed Flag</text:p>
            <text:p text:style-name="P61">（回収済みフラグ）</text:p>
          </table:table-cell>
          <table:table-cell table:style-name="表3.A1" office:value-type="string">
            <text:p text:style-name="P62"><text:span text:style-name="T45">false</text:span>: Tokens are still locked.</text:p>
            <text:p text:style-name="P62"><text:span text:style-name="T45">true</text:span>: Already withdrawn.</text:p>
            <text:p text:style-name="P64">（<text:span text:style-name="T45">false</text:span>: まだ金庫にトークンがあります。</text:p>
            <text:p text:style-name="P65"><text:span text:style-name="T45">　true</text:span>: すでに引き出し済みです。）</text:p>
          </table:table-cell>
        </table:table-row>
      </table:table>
      <text:p text:style-name="P4"/>
      <text:p text:style-name="P66"/>
      <text:h text:style-name="P29" text:outline-level="2">５. Token Withdrawal (Claim) / トークンの引き出し</text:h>
      <text:p text:style-name="P4"><text:tab/>After the lock period has passed, the <text:span text:style-name="T33">Recipient</text:span> performs the following:</text:p>
      <text:p text:style-name="P4"><text:tab/>（ロック時間が経過した後に、<text:span text:style-name="T46">「受取人」</text:span>が以下の操作を行います。）</text:p>
      <text:p text:style-name="P4"/>
      <text:list text:style-name="L8">
        <text:list-item>
          <text:list>
            <text:list-item>
              <text:p text:style-name="P67">Switch Account</text:p>
              <text:list>
                <text:list-header>
                  <text:p text:style-name="P68">Change<text:span text:style-name="T22"> </text:span><text:span text:style-name="T23">MetaMask</text:span><text:span text:style-name="T22"> to the recipient's address.</text:span></text:p>
                  <text:p text:style-name="P69">（ <text:span text:style-name="T17">MetaMask</text:span> を受取人のアドレスに切り替えます。）</text:p>
                </text:list-header>
              </text:list>
              <text:p text:style-name="P69"/>
            </text:list-item>
            <text:list-item>
              <text:p text:style-name="P67">Execute Claim</text:p>
              <text:list>
                <text:list-header>
                  <text:p text:style-name="P70"><text:span text:style-name="T8">In the TimeLockAirdrop panel, enter </text:span><text:span text:style-name="Source_20_Text"><text:span text:style-name="T13">0</text:span></text:span><text:span text:style-name="T8"> in t</text:span><text:span text:style-name="T15">he </text:span><text:span text:style-name="T42">[</text:span><text:span text:style-name="T14">claim</text:span><text:span text:style-name="T42">]</text:span><text:span text:style-name="T15"> </text:span><text:span text:style-name="T8">function and execute.</text:span></text:p>
                  <text:p text:style-name="P71"><text:soft-page-break/><text:span text:style-name="T22">（ </text:span><text:span text:style-name="T26">[</text:span><text:span text:style-name="T23">claim</text:span><text:span text:style-name="T26">]</text:span><text:span text:style-name="T22"> </text:span>関数に <text:span text:style-name="T6">0</text:span> を入力して実行します。）</text:p>
                </text:list-header>
              </text:list>
            </text:list-item>
            <text:list-item>
              <text:p text:style-name="P67">Verify</text:p>
              <text:list>
                <text:list-header>
                  <text:p text:style-name="P68">Success if tokens arrive in the recipient's wallet!</text:p>
                  <text:p text:style-name="P71">受取人のウォレットにトークンが届いていれば成功です！</text:p>
                </text:list-header>
              </text:list>
            </text:list-item>
          </text:list>
        </text:list-item>
      </text:list>
      <text:p text:style-name="P41"/>
      <text:p text:style-name="P7"><text:tab/><text:span text:style-name="T6">⚠️ Common Failure / 失敗事例</text:span></text:p>
      <text:p text:style-name="P72"><text:span text:style-name="T8"><text:tab/><text:tab/>If the sender tries to </text:span><text:span text:style-name="Source_20_Text"><text:span text:style-name="T8">claim</text:span></text:span><text:span text:style-name="T8">, it will be rejected. Gas fees will still be <text:tab/><text:tab/>consumed even if the transaction fails. Ensure you switch to the <text:tab/><text:tab/>recipient's account.</text:span></text:p>
      <text:p text:style-name="P73"><text:tab/><text:tab/>（送金側のまま claim を行うと拒否されます。ガス代が無駄になるため、 <text:tab/><text:tab/>アカウントの切り替え忘れに注意してください。）</text:p>
      <text:h text:style-name="P74" text:outline-level="2"/>
      <text:p text:style-name="P4"/>
      <text:h text:style-name="P29" text:outline-level="2">Related Links / 関連リンク</text:h>
      <text:list text:style-name="L9">
        <text:list-item>
          <text:p text:style-name="P75"><text:span text:style-name="T13">Source Code / ソースコード： </text:span><text:a xlink:type="simple" xlink:href="https://github.com/shin-kado/My-Robinhood-Airdrop-Project/blob/main/contracts/TimeLockAirdrop.sol" office:target-frame-name="_blank" xlink:show="new" text:style-name="Internet_20_link" text:visited-style-name="Visited_20_Internet_20_Link"><text:span text:style-name="T13">TimeLockAirdrop.sol</text:span></text:a></text:p>
        </text:list-item>
        <text:list-item>
          <text:p text:style-name="P76"><text:span text:style-name="Strong_20_Emphasis"><text:span text:style-name="T47">Flattened Code / </text:span></text:span><text:span text:style-name="Strong_20_Emphasis"><text:span text:style-name="T13">フラット化済みコード (Verify用)：</text:span></text:span><text:a xlink:type="simple" xlink:href="https://github.com/shin-kado/My-Robinhood-Airdrop-Project/blob/main/flattened/TimeLockAirdrop_flattened.sol" text:style-name="Internet_20_link" text:visited-style-name="Visited_20_Internet_20_Link"><text:span text:style-name="T13">TimeLockAirdrop_flattened.sol</text:span></text:a></text:p>
        </text:list-item>
        <text:list-item>
          <text:p text:style-name="P77"><text:span text:style-name="T6">Verified Explorer / 検証済みエクスプローラー： </text:span><text:a xlink:type="simple" xlink:href="https://explorer.testnet.chain.robinhood.com/address/0x9258F07C118e2F141c676d330A70eAf630b2F90E" office:target-frame-name="_blank" xlink:show="new" text:style-name="Internet_20_link" text:visited-style-name="Visited_20_Internet_20_Link"><text:span text:style-name="T6">Blockscout (TimeLockAirdrop)</text:span></text:a></text:p>
        </text:list-item>
        <text:list-item>
          <text:p text:style-name="P78"><text:span text:style-name="T48">Deployment Ledger (PDF) / コントラクトデプロイ実績： </text:span><text:a xlink:type="simple" xlink:href="https://github.com/shin-kado/My-Robinhood-Airdrop-Project/blob/main/docs/My_Robinhood_Airdrop_Project_Deployment_Ledger.pdf" office:target-frame-name="_blank" xlink:show="new" text:style-name="Internet_20_link" text:visited-style-name="Visited_20_Internet_20_Link"><text:span text:style-name="T49">Click Here / こちら</text:span></text:a></text:p>
          <text:p text:style-name="P79"/>
        </text:list-item>
      </text:list>
      <text:p text:style-name="P80"><text:tab/>Use Ctrl + Click to open links in a new tab.</text:p>
      <text:p text:style-name="P80"><text:tab/>（リンクを別タブで開くにはCtrl <text:span text:style-name="T50">+ </text:span>クリックしてください）</text:p>
      <text:p text:style-name="P8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標準" style:font-family-generic="swiss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JP" style:font-family-asian="'Noto Serif JP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JP" style:font-family-asian="'Noto Serif JP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JP" style:font-family-asian="'Noto Serif JP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JP" style:font-family-asian="'Noto Serif JP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11:19:24.532450500</meta:creation-date>
    <dc:date>2026-03-15T20:36:17.635785800</dc:date>
    <meta:editing-duration>PT5H11M49S</meta:editing-duration>
    <meta:editing-cycles>36</meta:editing-cycles>
    <meta:generator>LibreOffice/25.8.5.2$Windows_X86_64 LibreOffice_project/9c8b85f387cc00a89945a79c9e6239f32e450ac2</meta:generator>
    <meta:print-date>2026-03-08T09:44:10.814877200</meta:print-date>
    <meta:printed-by>PDFファイル</meta:printed-by>
    <meta:document-statistic meta:table-count="3" meta:image-count="0" meta:object-count="0" meta:page-count="6" meta:paragraph-count="182" meta:word-count="2149" meta:character-count="5978" meta:non-whitespace-character-count="5287"/>
  </office:meta>
</office:document-meta>
</file>